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text>Standard deviation with N weighting:</math:mtext>
      </math:mtr>
      <math:mtr>
        <math:mrow>
          <math:mo math:stretchy="false">σ</math:mo>
          <math:mo math:stretchy="false">=</math:mo>
          <math:msup>
            <math:mfenced math:open="[" math:close="]">
              <math:mfrac>
                <math:mrow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  <math:mo math:stretchy="false">−</math:mo>
                  <math:mfrac>
                    <math:msup>
                      <math:mfenced math:open="" math:close="">
                        <math:mrow>
                          <math:mo math:stretchy="false">∑</math:mo>
                          <math:mi>x</math:mi>
                        </math:mrow>
                      </math:mfenced>
                      <math:mn>2</math:mn>
                    </math:msup>
                    <math:mi>N</math:mi>
                  </math:mfrac>
                </math:mrow>
                <math:mi>N</math:mi>
              </math:mfrac>
            </math:mfenced>
            <math:mrow>
              <math:mn>1</math:mn>
              <math:mo math:stretchy="false">/</math:mo>
              <math:mn>2</math:mn>
            </math:mrow>
          </math:msup>
        </math:mrow>
      </math:mtr>
      <math:mtr>
        <math:mtext>Standard deviation with N-1 weighting:</math:mtext>
      </math:mtr>
      <math:mtr/>
      <math:mtr>
        <math:mrow>
          <math:mo math:stretchy="false">σ</math:mo>
          <math:mo math:stretchy="false">=</math:mo>
          <math:msup>
            <math:mfenced math:open="[" math:close="]">
              <math:mfrac>
                <math:mrow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  <math:mo math:stretchy="false">−</math:mo>
                  <math:mfrac>
                    <math:msup>
                      <math:mfenced math:open="" math:close="">
                        <math:mrow>
                          <math:mo math:stretchy="false">∑</math:mo>
                          <math:mi>x</math:mi>
                        </math:mrow>
                      </math:mfenced>
                      <math:mn>2</math:mn>
                    </math:msup>
                    <math:mi>N</math:mi>
                  </math:mfrac>
                </math:mrow>
                <math:mrow>
                  <math:mi>N</math:mi>
                  <math:mo math:stretchy="false">−</math:mo>
                  <math:mn>1</math:mn>
                </math:mrow>
              </math:mfrac>
            </math:mfenced>
            <math:mrow>
              <math:mn>1</math:mn>
              <math:mo math:stretchy="false">/</math:mo>
              <math:mn>2</math:mn>
            </math:mrow>
          </math:msup>
        </math:mrow>
      </math:mtr>
      <math:mtr/>
      <math:mtr>
        <math:mrow>
          <math:mtext>Variance</math:mtext>
          <math:mo math:stretchy="false">=</math:mo>
          <math:msup>
            <math:mo math:stretchy="false">σ</math:mo>
            <math:mn>2</math:mn>
          </math:msup>
        </math:mrow>
      </math:mtr>
      <math:mtr/>
      <math:mtr>
        <math:mrow>
          <math:mrow>
            <math:mtext>Average</math:mtext>
            <math:mo math:stretchy="false">=</math:mo>
            <math:mover math:accent="true">
              <math:mi>X</math:mi>
              <math:mo math:stretchy="false">ˉ</math:mo>
            </math:mover>
          </math:mrow>
          <math:mo math:stretchy="false">=</math:mo>
          <math:mfrac>
            <math:mfenced math:open="" math:close="">
              <math:mrow>
                <math:mo math:stretchy="false">∑</math:mo>
                <math:mi>x</math:mi>
              </math:mrow>
            </math:mfenced>
            <math:mi>N</math:mi>
          </math:mfrac>
        </math:mrow>
      </math:mtr>
    </math:mtable>
    <math:annotation math:encoding="StarMath 5.0">"Standard deviation with N weighting:" newline
%sigma = left [ {{sum x^2 - {left (sum x right)^2 over N}} over N} right ] ^{1 / 2} newline
"Standard deviation with N-1 weighting:" newline newline
%sigma = left [ {{sum x^2 - {left (sum x right)^2 over N}} over {N -1}} right ] ^{1 / 2} newline newline
"Variance" = %sigma ^2 newline newline
"Average" = bar X = left (sum x right) over N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